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03a4" officeooo:paragraph-rsid="001803a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03a4" officeooo:paragraph-rsid="001803a4" style:font-weight-asian="bold" style:font-weight-complex="bold"/>
    </style:style>
    <style:style style:name="T1" style:family="text">
      <style:text-properties fo:color="#9999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ndi 4/01 :</text:p>
      <text:p text:style-name="P1"><text:tab/>Présentation du projet </text:p>
      <text:p text:style-name="P1"><text:tab/>Lecture et compréhension du langage minCaml </text:p>
      <text:p text:style-name="P1"><text:tab/>Création des comptes Forge </text:p>
      <text:p text:style-name="P1"><text:tab/>Création de tests de base</text:p>
      <text:p text:style-name="P1"/>
      <text:p text:style-name="P2">Mardi 5/01 :</text:p>
      <text:p text:style-name="P1"><text:tab/>Création de tests de base [<text:span text:style-name="T1">Julie, Lorrie, Margaux</text:span>]</text:p>
      <text:p text:style-name="P1"><text:tab/>Installation et configuration de git [<text:span text:style-name="T1">Apollinaire - Thomas</text:span>]</text:p>
      <text:p text:style-name="P1"><text:tab/>Compréhension des codes source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4:40:54.313570562</meta:creation-date>
    <dc:date>2016-01-05T15:47:39.028053098</dc:date>
    <meta:editing-duration>PT1H17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44" meta:character-count="290" meta:non-whitespace-character-count="245"/>
  </office:meta>
</office:document-meta>
</file>